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66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mbar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422310001" table:style-name="ce1">
            <text:p>422310001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03" table:style-name="ce1">
            <text:p>422310003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04" table:style-name="ce1">
            <text:p>422310004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07" table:style-name="ce1">
            <text:p>422310007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08" table:style-name="ce1">
            <text:p>422310008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09" table:style-name="ce1">
            <text:p>422310009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10" table:style-name="ce1">
            <text:p>422310010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12" table:style-name="ce1">
            <text:p>422310012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19" table:style-name="ce1">
            <text:p>422310019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21" table:style-name="ce1">
            <text:p>422310021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44" table:style-name="ce1">
            <text:p>422310044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45" table:style-name="ce1">
            <text:p>422310045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46" table:style-name="ce1">
            <text:p>422310046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47" table:style-name="ce1">
            <text:p>422310047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48" table:style-name="ce1">
            <text:p>422310048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49" table:style-name="ce1">
            <text:p>422310049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50" table:style-name="ce1">
            <text:p>422310050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51" table:style-name="ce1">
            <text:p>422310051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52" table:style-name="ce1">
            <text:p>422310052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53" table:style-name="ce1">
            <text:p>422310053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54" table:style-name="ce1">
            <text:p>422310054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56" table:style-name="ce1">
            <text:p>422310056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57" table:style-name="ce1">
            <text:p>422310057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58" table:style-name="ce1">
            <text:p>422310058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59" table:style-name="ce1">
            <text:p>422310059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60" table:style-name="ce1">
            <text:p>422310060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65" table:style-name="ce1">
            <text:p>422310065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66" table:style-name="ce1">
            <text:p>422310066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68" table:style-name="ce1">
            <text:p>422310068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70" table:style-name="ce1">
            <text:p>422310070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72" table:style-name="ce1">
            <text:p>422310072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76" table:style-name="ce1">
            <text:p>422310076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79" table:style-name="ce1">
            <text:p>422310079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87" table:style-name="ce1">
            <text:p>422310087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10089" table:style-name="ce1">
            <text:p>422310089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30051" table:style-name="ce1">
            <text:p>422430051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50007" table:style-name="ce1">
            <text:p>422450007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50008" table:style-name="ce1">
            <text:p>422450008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20110" table:style-name="ce1">
            <text:p>422320110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320111" table:style-name="ce1">
            <text:p>422320111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01" table:style-name="ce1">
            <text:p>422410001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02" table:style-name="ce1">
            <text:p>422410002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03" table:style-name="ce1">
            <text:p>422410003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04" table:style-name="ce1">
            <text:p>422410004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05" table:style-name="ce1">
            <text:p>422410005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06" table:style-name="ce1">
            <text:p>422410006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21" table:style-name="ce1">
            <text:p>422410021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22" table:style-name="ce1">
            <text:p>422410022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23" table:style-name="ce1">
            <text:p>422410023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24" table:style-name="ce1">
            <text:p>422410024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25" table:style-name="ce1">
            <text:p>422410025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26" table:style-name="ce1">
            <text:p>422410026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27" table:style-name="ce1">
            <text:p>422410027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28" table:style-name="ce1">
            <text:p>422410028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29" table:style-name="ce1">
            <text:p>422410029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31" table:style-name="ce1">
            <text:p>422410031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32" table:style-name="ce1">
            <text:p>422410032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33" table:style-name="ce1">
            <text:p>422410033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34" table:style-name="ce1">
            <text:p>422410034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35" table:style-name="ce1">
            <text:p>422410035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36" table:style-name="ce1">
            <text:p>422410036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37" table:style-name="ce1">
            <text:p>422410037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38" table:style-name="ce1">
            <text:p>422410038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39" table:style-name="ce1">
            <text:p>422410039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40" table:style-name="ce1">
            <text:p>422410040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41" table:style-name="ce1">
            <text:p>422410041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42" table:style-name="ce1">
            <text:p>422410042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43" table:style-name="ce1">
            <text:p>422410043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44" table:style-name="ce1">
            <text:p>422410044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45" table:style-name="ce1">
            <text:p>422410045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46" table:style-name="ce1">
            <text:p>422410046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47" table:style-name="ce1">
            <text:p>422410047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48" table:style-name="ce1">
            <text:p>422410048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22410049" table:style-name="ce1">
            <text:p>422410049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12410001" table:style-name="ce1">
            <text:p>412410001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12410002" table:style-name="ce1">
            <text:p>412410002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12410003" table:style-name="ce1">
            <text:p>412410003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12410004" table:style-name="ce1">
            <text:p>412410004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12410005" table:style-name="ce1">
            <text:p>412410005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12410007" table:style-name="ce1">
            <text:p>412410007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float" office:value="412410011" table:style-name="ce1">
            <text:p>412410011</text:p>
          </table:table-cell>
          <table:table-cell office:value-type="string" table:style-name="ce1">
            <text:p>Mahasis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01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02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03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04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05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06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07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08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09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10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11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12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13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14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M0115</text:p>
          </table:table-cell>
          <table:table-cell office:value-type="string" table:style-name="ce1">
            <text:p>Dosen</text:p>
          </table:table-cell>
          <table:table-cell table:number-columns-repeated="16382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623</meta:generator>
    <meta:initial-creator>vasco da gama</meta:initial-creator>
    <dc:creator>vasco da gama</dc:creator>
    <meta:creation-date>2025-04-09T08:31:00Z</meta:creation-date>
    <dc:date>2025-04-09T09:58:15Z</dc:date>
    <meta:user-defined meta:name="ICV">1791EDDAEF5849749C8A808AC1A79F8E_12</meta:user-defined>
    <meta:user-defined meta:name="KSOProductBuildVer">1033-12.2.0.20782</meta:user-defined>
  </office:meta>
</office:document-meta>
</file>